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b2aad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b2aad" style:font-size-asian="10pt" style:font-size-complex="10pt"/>
    </style:style>
    <style:style style:name="P6" style:family="paragraph" style:parent-style-name="UrbanTitle">
      <style:text-properties officeooo:paragraph-rsid="000b2aad"/>
    </style:style>
    <style:style style:name="P7" style:family="paragraph" style:parent-style-name="UrbanBody">
      <style:text-properties style:font-name="arial" fo:font-size="12pt" style:font-size-asian="12pt" style:font-size-complex="12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officeooo:paragraph-rsid="000dbac5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9"><text:span text:style-name="T13">do text</text:span></text:p><text:p text:style-name="P9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8"><text:span text:style-name="T9"><office:annotation><dc:creator>Gauthier Bastien</dc:creator><dc:date>2011-01-13T14:56:41</dc:date><text:p text:style-name="P9">do text</text:p><text:p text:style-name="P9">from document(at=arne, format='odt')</text:p></office:annotation></text:span><text:span text:style-name="T9">Import depuis </text:span><text:span text:style-name="T10">arne</text:span><text:span text:style-name="T9">.odt</text:span></text:p>
            <text:p text:style-name="P8"><text:span text:style-name="T7"><text:line-break/></text:span><text:span text:style-name="T8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1"/></text:span></text:p>
      <text:p text:style-name="P6"><text:span text:style-name="Emphasis"><text:span text:style-name="T6">Avis d'enquête publique</text:span></text:span></text:p>
      <text:p text:style-name="P1"/>
      <text:p text:style-name="P7"/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2"><text:span text:style-name="T3"><office:annotation><dc:creator>Gauthier Bastien</dc:creator><dc:date>2011-02-16T16:12:24</dc:date><text:p text:style-name="P9"><text:span text:style-name="T12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9"><text:span text:style-name="T11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3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7:27.381582431</dc:date>
    <meta:editing-duration>PT7H51M35S</meta:editing-duration>
    <meta:editing-cycles>51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123" meta:character-count="902" meta:non-whitespace-character-count="809"/>
  </office:meta>
</office:document-meta>
</file>